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2.64mm" svg:height="90.05mm" svg:x="33.31mm" svg:y="90.57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39 <text:s text:c="3"/>sampled: 1867.026 <text:s text:c="2"/>given: 3800 <text:s text:c="2"/>gain: 2.03532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39 <text:s text:c="3"/>sampled: 1867.026 <text:s text:c="2"/>given: 3800 <text:s text:c="2"/>gain: 2.03532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64 <text:s text:c="3"/>sampled: 1768.835 <text:s text:c="2"/>given: 3600 <text:s text:c="2"/>gain: 2.0352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64 <text:s text:c="3"/>sampled: 1768.835 <text:s text:c="2"/>given: 3600 <text:s text:c="2"/>gain: 2.0352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87 <text:s text:c="3"/>sampled: 1670.444 <text:s text:c="2"/>given: 3400 <text:s text:c="2"/>gain: 2.03538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87 <text:s text:c="3"/>sampled: 1670.444 <text:s text:c="2"/>given: 3400 <text:s text:c="2"/>gain: 2.03538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12 <text:s text:c="3"/>sampled: 1572.253 <text:s text:c="2"/>given: 3200 <text:s text:c="2"/>gain: 2.03529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13 <text:s text:c="3"/>sampled: 1572.354 <text:s text:c="2"/>given: 3200 <text:s text:c="2"/>gain: 2.0351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38 <text:s text:c="3"/>sampled: 1474.164 <text:s text:c="2"/>given: 3000 <text:s text:c="2"/>gain: 2.0350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37 <text:s text:c="3"/>sampled: 1474.063 <text:s text:c="2"/>given: 3000 <text:s text:c="2"/>gain: 2.0351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64 <text:s text:c="3"/>sampled: 1376.074 <text:s text:c="2"/>given: 2800 <text:s text:c="2"/>gain: 2.0347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63 <text:s text:c="3"/>sampled: 1375.974 <text:s text:c="2"/>given: 2800 <text:s text:c="2"/>gain: 2.03492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87 <text:s text:c="3"/>sampled: 1277.682 <text:s text:c="2"/>given: 2600 <text:s text:c="2"/>gain: 2.03493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87 <text:s text:c="3"/>sampled: 1277.682 <text:s text:c="2"/>given: 2600 <text:s text:c="2"/>gain: 2.03493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12 <text:s text:c="3"/>sampled: 1179.492 <text:s text:c="2"/>given: 2400 <text:s text:c="2"/>gain: 2.0347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12 <text:s text:c="3"/>sampled: 1179.492 <text:s text:c="2"/>given: 2400 <text:s text:c="2"/>gain: 2.0347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37 <text:s text:c="3"/>sampled: 1081.302 <text:s text:c="2"/>given: 2200 <text:s text:c="2"/>gain: 2.0345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37 <text:s text:c="3"/>sampled: 1081.302 <text:s text:c="2"/>given: 2200 <text:s text:c="2"/>gain: 2.03458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5323" calcext:value-type="float">
            <text:p>2.03532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323" calcext:value-type="float">
            <text:p>2.03532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37" calcext:value-type="float">
            <text:p>2.03523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37" calcext:value-type="float">
            <text:p>2.03523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387" calcext:value-type="float">
            <text:p>2.03538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387" calcext:value-type="float">
            <text:p>2.03538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295" calcext:value-type="float">
            <text:p>2.03529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165" calcext:value-type="float">
            <text:p>2.03516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052" calcext:value-type="float">
            <text:p>2.0350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191" calcext:value-type="float">
            <text:p>2.03519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774" calcext:value-type="float">
            <text:p>2.0347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923" calcext:value-type="float">
            <text:p>2.03492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934" calcext:value-type="float">
            <text:p>2.03493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934" calcext:value-type="float">
            <text:p>2.03493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774" calcext:value-type="float">
            <text:p>2.0347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774" calcext:value-type="float">
            <text:p>2.0347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585" calcext:value-type="float">
            <text:p>2.0345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4585" calcext:value-type="float">
            <text:p>2.03458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5" calcext:value-type="float">
            <text:p>2.035</text:p>
          </table:table-cell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formula="of:=AVERAGE([.A51:.A150])" office:value-type="float" office:value="2341.04834" calcext:value-type="float">
            <text:p>2341.04834</text:p>
          </table:table-cell>
          <table:table-cell table:formula="of:=AVERAGE([.F51:.F54])" office:value-type="float" office:value="50.0955" calcext:value-type="float">
            <text:p>50.0955</text:p>
          </table:table-cell>
          <table:table-cell table:formula="of:=2*[.C51]" office:value-type="float" office:value="100.191" calcext:value-type="float">
            <text:p>100.191</text:p>
          </table:table-cell>
          <table:table-cell table:formula="of:=[.D51]/[.B51]" office:value-type="float" office:value="0.0427974930240014" calcext:value-type="float">
            <text:p>0.042797493024001</text:p>
          </table:table-cell>
          <table:table-cell office:value-type="float" office:value="50.105" calcext:value-type="float">
            <text:p>50.105</text:p>
          </table:table-cell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4"/>
          <table:table-cell office:value-type="float" office:value="50.097" calcext:value-type="float">
            <text:p>50.097</text:p>
          </table:table-cell>
        </table:table-row>
        <table:table-row table:style-name="ro1">
          <table:table-cell office:value-type="float" office:value="2340.555" calcext:value-type="float">
            <text:p>2340.555</text:p>
          </table:table-cell>
          <table:table-cell table:number-columns-repeated="4"/>
          <table:table-cell office:value-type="float" office:value="50.092" calcext:value-type="float">
            <text:p>50.092</text:p>
          </table:table-cell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4"/>
          <table:table-cell office:value-type="float" office:value="50.088" calcext:value-type="float">
            <text:p>50.088</text:p>
          </table:table-cell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5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0.656" calcext:value-type="float">
            <text:p>2340.656</text:p>
          </table:table-cell>
          <table:table-cell table:number-columns-repeated="5"/>
        </table:table-row>
        <table:table-row table:style-name="ro1">
          <table:table-cell office:value-type="float" office:value="2340.656" calcext:value-type="float">
            <text:p>2340.656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0.656" calcext:value-type="float">
            <text:p>2340.656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5"/>
        </table:table-row>
        <table:table-row table:style-name="ro1">
          <table:table-cell office:value-type="float" office:value="2340.555" calcext:value-type="float">
            <text:p>2340.555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0.555" calcext:value-type="float">
            <text:p>2340.555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656" calcext:value-type="float">
            <text:p>2340.656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40.656" calcext:value-type="float">
            <text:p>2340.656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0.656" calcext:value-type="float">
            <text:p>2340.656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formula="of:=AVERAGE([.A154:.A353])" office:value-type="float" office:value="2317.669435" calcext:value-type="float">
            <text:p>2317.669435</text:p>
          </table:table-cell>
          <table:table-cell table:formula="of:=AVERAGE([.F154:.F159])" office:value-type="float" office:value="5.00216666666667" calcext:value-type="float">
            <text:p>5.00216666666667</text:p>
          </table:table-cell>
          <table:table-cell table:formula="of:=2*[.C154]" office:value-type="float" office:value="10.0043333333333" calcext:value-type="float">
            <text:p>10.0043333333333</text:p>
          </table:table-cell>
          <table:table-cell table:formula="of:=[.D154]/[.B154]" office:value-type="float" office:value="0.00431654884957023" calcext:value-type="float">
            <text:p>0.00431654884957</text:p>
          </table:table-cell>
          <table:table-cell office:value-type="float" office:value="5.007" calcext:value-type="float">
            <text:p>5.007</text:p>
          </table:table-cell>
        </table:table-row>
        <table:table-row table:style-name="ro1">
          <table:table-cell office:value-type="float" office:value="2318.5" calcext:value-type="float">
            <text:p>2318.5</text:p>
          </table:table-cell>
          <table:table-cell table:number-columns-repeated="4"/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4"/>
          <table:table-cell office:value-type="float" office:value="5.001" calcext:value-type="float">
            <text:p>5.001</text:p>
          </table:table-cell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4"/>
          <table:table-cell office:value-type="float" office:value="5.001" calcext:value-type="float">
            <text:p>5.001</text:p>
          </table:table-cell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4"/>
          <table:table-cell office:value-type="float" office:value="5.001" calcext:value-type="float">
            <text:p>5.001</text:p>
          </table:table-cell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4"/>
          <table:table-cell office:value-type="float" office:value="5.001" calcext:value-type="float">
            <text:p>5.001</text:p>
          </table:table-cell>
        </table:table-row>
        <table:table-row table:style-name="ro1">
          <table:table-cell office:value-type="float" office:value="2316.888" calcext:value-type="float">
            <text:p>2316.888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8.5" calcext:value-type="float">
            <text:p>2318.5</text:p>
          </table:table-cell>
          <table:table-cell table:number-columns-repeated="5"/>
        </table:table-row>
        <table:table-row table:style-name="ro1">
          <table:table-cell office:value-type="float" office:value="2318.5" calcext:value-type="float">
            <text:p>2318.5</text:p>
          </table:table-cell>
          <table:table-cell table:number-columns-repeated="5"/>
        </table:table-row>
        <table:table-row table:style-name="ro1">
          <table:table-cell office:value-type="float" office:value="2316.486" calcext:value-type="float">
            <text:p>2316.486</text:p>
          </table:table-cell>
          <table:table-cell table:number-columns-repeated="5"/>
        </table:table-row>
        <table:table-row table:style-name="ro1">
          <table:table-cell office:value-type="float" office:value="2316.888" calcext:value-type="float">
            <text:p>2316.888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8.399" calcext:value-type="float">
            <text:p>2318.399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6.687" calcext:value-type="float">
            <text:p>2316.687</text:p>
          </table:table-cell>
          <table:table-cell table:number-columns-repeated="5"/>
        </table:table-row>
        <table:table-row table:style-name="ro1">
          <table:table-cell office:value-type="float" office:value="2318.298" calcext:value-type="float">
            <text:p>2318.298</text:p>
          </table:table-cell>
          <table:table-cell table:number-columns-repeated="5"/>
        </table:table-row>
        <table:table-row table:style-name="ro1">
          <table:table-cell office:value-type="float" office:value="2318.5" calcext:value-type="float">
            <text:p>2318.5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8.399" calcext:value-type="float">
            <text:p>2318.399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18.298" calcext:value-type="float">
            <text:p>2318.298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6.788" calcext:value-type="float">
            <text:p>2316.788</text:p>
          </table:table-cell>
          <table:table-cell table:number-columns-repeated="5"/>
        </table:table-row>
        <table:table-row table:style-name="ro1">
          <table:table-cell office:value-type="float" office:value="2317.09" calcext:value-type="float">
            <text:p>2317.09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6.486" calcext:value-type="float">
            <text:p>2316.486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8.399" calcext:value-type="float">
            <text:p>2318.399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8.298" calcext:value-type="float">
            <text:p>2318.298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8.5" calcext:value-type="float">
            <text:p>2318.5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7.09" calcext:value-type="float">
            <text:p>2317.09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6.788" calcext:value-type="float">
            <text:p>2316.788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6.083" calcext:value-type="float">
            <text:p>2316.083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8.601" calcext:value-type="float">
            <text:p>2318.601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6.788" calcext:value-type="float">
            <text:p>2316.788</text:p>
          </table:table-cell>
          <table:table-cell table:number-columns-repeated="5"/>
        </table:table-row>
        <table:table-row table:style-name="ro1">
          <table:table-cell office:value-type="float" office:value="2316.888" calcext:value-type="float">
            <text:p>2316.888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6.586" calcext:value-type="float">
            <text:p>2316.586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9.305" calcext:value-type="float">
            <text:p>2319.305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8.298" calcext:value-type="float">
            <text:p>2318.298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6.888" calcext:value-type="float">
            <text:p>2316.888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7.09" calcext:value-type="float">
            <text:p>2317.09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8.298" calcext:value-type="float">
            <text:p>2318.298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9.104" calcext:value-type="float">
            <text:p>2319.104</text:p>
          </table:table-cell>
          <table:table-cell table:number-columns-repeated="5"/>
        </table:table-row>
        <table:table-row table:style-name="ro1">
          <table:table-cell office:value-type="float" office:value="2316.586" calcext:value-type="float">
            <text:p>2316.586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8.802" calcext:value-type="float">
            <text:p>2318.802</text:p>
          </table:table-cell>
          <table:table-cell table:number-columns-repeated="5"/>
        </table:table-row>
        <table:table-row table:style-name="ro1">
          <table:table-cell office:value-type="float" office:value="2318.298" calcext:value-type="float">
            <text:p>2318.298</text:p>
          </table:table-cell>
          <table:table-cell table:number-columns-repeated="5"/>
        </table:table-row>
        <table:table-row table:style-name="ro1">
          <table:table-cell office:value-type="float" office:value="2318.399" calcext:value-type="float">
            <text:p>2318.399</text:p>
          </table:table-cell>
          <table:table-cell table:number-columns-repeated="5"/>
        </table:table-row>
        <table:table-row table:style-name="ro1">
          <table:table-cell office:value-type="float" office:value="2318.601" calcext:value-type="float">
            <text:p>2318.601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8.5" calcext:value-type="float">
            <text:p>2318.5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6.586" calcext:value-type="float">
            <text:p>2316.586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6.888" calcext:value-type="float">
            <text:p>2316.888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8.5" calcext:value-type="float">
            <text:p>2318.5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5"/>
        </table:table-row>
        <table:table-row table:style-name="ro1">
          <table:table-cell office:value-type="float" office:value="2318.298" calcext:value-type="float">
            <text:p>2318.298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7.09" calcext:value-type="float">
            <text:p>2317.09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7.09" calcext:value-type="float">
            <text:p>2317.09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9.104" calcext:value-type="float">
            <text:p>2319.104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6.788" calcext:value-type="float">
            <text:p>2316.788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7.09" calcext:value-type="float">
            <text:p>2317.09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09" calcext:value-type="float">
            <text:p>2317.09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6.888" calcext:value-type="float">
            <text:p>2316.888</text:p>
          </table:table-cell>
          <table:table-cell table:number-columns-repeated="5"/>
        </table:table-row>
        <table:table-row table:style-name="ro1">
          <table:table-cell office:value-type="float" office:value="2319.104" calcext:value-type="float">
            <text:p>2319.104</text:p>
          </table:table-cell>
          <table:table-cell table:number-columns-repeated="5"/>
        </table:table-row>
        <table:table-row table:style-name="ro1">
          <table:table-cell office:value-type="float" office:value="2318.601" calcext:value-type="float">
            <text:p>2318.601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6.888" calcext:value-type="float">
            <text:p>2316.888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5"/>
        </table:table-row>
        <table:table-row table:style-name="ro1">
          <table:table-cell office:value-type="float" office:value="2318.298" calcext:value-type="float">
            <text:p>2318.298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5"/>
        </table:table-row>
        <table:table-row table:style-name="ro1">
          <table:table-cell office:value-type="float" office:value="2315.579" calcext:value-type="float">
            <text:p>2315.579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6.284" calcext:value-type="float">
            <text:p>2316.284</text:p>
          </table:table-cell>
          <table:table-cell table:number-columns-repeated="5"/>
        </table:table-row>
        <table:table-row table:style-name="ro1">
          <table:table-cell office:value-type="float" office:value="2316.788" calcext:value-type="float">
            <text:p>2316.788</text:p>
          </table:table-cell>
          <table:table-cell table:number-columns-repeated="5"/>
        </table:table-row>
        <table:table-row table:style-name="ro1">
          <table:table-cell office:value-type="float" office:value="2319.205" calcext:value-type="float">
            <text:p>2319.205</text:p>
          </table:table-cell>
          <table:table-cell table:number-columns-repeated="5"/>
        </table:table-row>
        <table:table-row table:style-name="ro1">
          <table:table-cell office:value-type="float" office:value="2318.802" calcext:value-type="float">
            <text:p>2318.802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8.399" calcext:value-type="float">
            <text:p>2318.39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6:14:44.1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20T16:21:25.272000000</dc:date>
    <meta:editing-duration>PT2H37M3S</meta:editing-duration>
    <meta:editing-cycles>45</meta:editing-cycles>
    <meta:document-statistic meta:table-count="1" meta:cell-count="3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265cm" svg:height="9.006cm" xlink:href=".." xlink:type="simple" chart:class="chart:line" chart:style-name="ch1">
        <chart:legend chart:legend-position="end" svg:x="14.413cm" svg:y="4.204cm" style:legend-expansion="high" chart:style-name="ch2"/>
        <chart:plot-area chart:style-name="ch3" table:cell-range-address="Sheet1.A21:Sheet1.A38" svg:x="0.345cm" svg:y="0.18cm" svg:width="13.723cm" svg:height="8.646cm">
          <chartooo:coordinate-region svg:x="1.628cm" svg:y="0.379cm" svg:width="12.25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5323">
                <text:p>2.035323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5323">
                <text:p>2.035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5237">
                <text:p>2.035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5237">
                <text:p>2.035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5387">
                <text:p>2.035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5387">
                <text:p>2.035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5295">
                <text:p>2.035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5165">
                <text:p>2.035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5052">
                <text:p>2.035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5191">
                <text:p>2.035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4923">
                <text:p>2.034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4934">
                <text:p>2.034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4934">
                <text:p>2.034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4585">
                <text:p>2.034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4585">
                <text:p>2.034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